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style:font-weight-asian="normal" style:font-weight-complex="normal"/>
    </style:style>
    <style:style style:name="P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491f8" style:font-weight-asian="normal" style:font-weight-complex="normal"/>
    </style:style>
    <style:style style:name="P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56b61" style:font-weight-asian="normal" style:font-weight-complex="normal"/>
    </style:style>
    <style:style style:name="P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6a2c6" officeooo:paragraph-rsid="0016a2c6" style:font-weight-asian="normal" style:font-weight-complex="normal"/>
    </style:style>
    <style:style style:name="P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6a2c6" officeooo:paragraph-rsid="0016e9a8" style:font-weight-asian="normal" style:font-weight-complex="normal"/>
    </style:style>
    <style:style style:name="P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6e9a8" officeooo:paragraph-rsid="0016e9a8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794f9" officeooo:paragraph-rsid="001794f9" style:font-weight-asian="normal" style:font-weight-complex="normal"/>
    </style:style>
    <style:style style:name="P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991a7" officeooo:paragraph-rsid="001991a7" style:font-weight-asian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991a7" officeooo:paragraph-rsid="001991a7" style:font-weight-asian="normal" style:font-weight-complex="normal"/>
    </style:style>
    <style:style style:name="P1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paragraph-rsid="001491f8" style:font-weight-asian="normal" style:font-weight-complex="normal"/>
    </style:style>
    <style:style style:name="P11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56b61" officeooo:paragraph-rsid="00156b61" style:font-weight-asian="normal" style:font-weight-complex="normal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491f8" officeooo:paragraph-rsid="00156b61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a2c6" officeooo:paragraph-rsid="0016a2c6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e9a8" officeooo:paragraph-rsid="0016e9a8" style:font-weight-asian="normal" style:font-weight-complex="normal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991a7" officeooo:paragraph-rsid="001991a7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baa4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491f8"/>
    </style:style>
    <style:style style:name="P1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6b61"/>
    </style:style>
    <style:style style:name="P19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officeooo:paragraph-rsid="001991a7"/>
    </style:style>
    <style:style style:name="P2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rsid="0016e9a8" officeooo:paragraph-rsid="0016e9a8"/>
    </style:style>
    <style:style style:name="P21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officeooo:rsid="001991a7" officeooo:paragraph-rsid="001991a7"/>
    </style:style>
    <style:style style:name="P2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rsid="001991a7" officeooo:paragraph-rsid="001991a7"/>
    </style:style>
    <style:style style:name="T1" style:family="text">
      <style:text-properties style:font-name="Linux Libertine Display G"/>
    </style:style>
    <style:style style:name="T2" style:family="text">
      <style:text-properties style:font-name="Linux Libertine Display G" fo:font-size="12pt"/>
    </style:style>
    <style:style style:name="T3" style:family="text">
      <style:text-properties style:font-name="Linux Libertine Display G" fo:font-size="12pt" officeooo:rsid="0013caa3"/>
    </style:style>
    <style:style style:name="T4" style:family="text">
      <style:text-properties style:font-name="Linux Libertine Display G" fo:font-size="12pt" officeooo:rsid="001491f8"/>
    </style:style>
    <style:style style:name="T5" style:family="text">
      <style:text-properties style:font-name="Linux Libertine Display G" fo:font-size="12pt" officeooo:rsid="00132b91"/>
    </style:style>
    <style:style style:name="T6" style:family="text">
      <style:text-properties style:font-name="Linux Libertine Display G" fo:font-size="12pt" officeooo:rsid="00156b61"/>
    </style:style>
    <style:style style:name="T7" style:family="text">
      <style:text-properties style:font-name="Linux Libertine Display G" fo:font-size="12pt" officeooo:rsid="0015baa4"/>
    </style:style>
    <style:style style:name="T8" style:family="text">
      <style:text-properties style:font-name="Linux Libertine Display G" fo:font-size="12pt" fo:language="es" fo:country="ES" fo:font-weight="normal" style:font-weight-asian="normal" style:font-weight-complex="normal"/>
    </style:style>
    <style:style style:name="T9" style:family="text">
      <style:text-properties style:font-name="Linux Libertine Display G" fo:font-size="12pt" fo:language="es" fo:country="ES" fo:font-weight="normal" officeooo:rsid="0015baa4" style:font-weight-asian="normal" style:font-weight-complex="normal"/>
    </style:style>
    <style:style style:name="T10" style:family="text">
      <style:text-properties style:font-name="Linux Libertine Display G" fo:font-size="12pt" fo:language="es" fo:country="ES" fo:font-weight="normal" officeooo:rsid="0013b369" style:font-weight-asian="normal" style:font-weight-complex="normal"/>
    </style:style>
    <style:style style:name="T11" style:family="text">
      <style:text-properties style:font-name="Linux Libertine Display G" fo:font-size="12pt" fo:language="es" fo:country="ES" fo:font-weight="normal" officeooo:rsid="00132b91" style:font-weight-asian="normal" style:font-weight-complex="normal"/>
    </style:style>
    <style:style style:name="T12" style:family="text">
      <style:text-properties style:font-name="Linux Libertine Display G" fo:font-size="12pt" fo:language="es" fo:country="ES" fo:font-weight="normal" officeooo:rsid="001491f8" style:font-weight-asian="normal" style:font-weight-complex="normal"/>
    </style:style>
    <style:style style:name="T13" style:family="text">
      <style:text-properties style:font-name="Linux Libertine Display G" fo:font-size="12pt" fo:language="es" fo:country="ES" fo:font-weight="normal" officeooo:rsid="00156b61" style:font-weight-asian="normal" style:font-weight-complex="normal"/>
    </style:style>
    <style:style style:name="T14" style:family="text">
      <style:text-properties style:font-name="Linux Libertine Display G" fo:font-size="12pt" fo:language="es" fo:country="ES" fo:font-weight="normal" officeooo:rsid="0016e9a8" style:font-weight-asian="normal" style:font-weight-complex="normal"/>
    </style:style>
    <style:style style:name="T15" style:family="text">
      <style:text-properties style:font-name="Linux Libertine Display G" fo:font-size="12pt" fo:language="es" fo:country="ES" fo:font-weight="normal" officeooo:rsid="001991a7" style:font-weight-asian="normal" style:font-weight-complex="normal"/>
    </style:style>
    <style:style style:name="T16" style:family="text">
      <style:text-properties style:font-name="Linux Libertine Display G" fo:font-size="12pt" officeooo:rsid="0016e9a8"/>
    </style:style>
    <style:style style:name="T17" style:family="text">
      <style:text-properties style:font-name="Linux Libertine Display G" fo:font-size="12pt" officeooo:rsid="001794f9"/>
    </style:style>
    <style:style style:name="T18" style:family="text">
      <style:text-properties style:font-name="Linux Libertine Display G" officeooo:rsid="0015baa4"/>
    </style:style>
    <style:style style:name="T19" style:family="text">
      <style:text-properties style:font-name="Linux Libertine Display G" fo:language="es" fo:country="ES" fo:font-weight="normal" style:font-weight-asian="normal" style:font-weight-complex="normal"/>
    </style:style>
    <style:style style:name="T20" style:family="text">
      <style:text-properties style:font-name="Linux Libertine Display G" fo:language="es" fo:country="ES" fo:font-weight="normal" officeooo:rsid="0015baa4" style:font-weight-asian="normal" style:font-weight-complex="normal"/>
    </style:style>
    <style:style style:name="T21" style:family="text">
      <style:text-properties style:font-name="Linux Libertine Display G" fo:language="es" fo:country="ES" fo:font-weight="normal" officeooo:rsid="001491f8" style:font-weight-asian="normal" style:font-weight-complex="normal"/>
    </style:style>
    <style:style style:name="T22" style:family="text">
      <style:text-properties style:font-name="Linux Libertine Display G" officeooo:rsid="0016e9a8"/>
    </style:style>
    <style:style style:name="T23" style:family="text">
      <style:text-properties officeooo:rsid="0015baa4"/>
    </style:style>
    <style:style style:name="T24" style:family="text">
      <style:text-properties officeooo:rsid="0016a2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ón debe admitir los <text:span text:style-name="T23">roles y capacidades </text:span>sig<text:span text:style-name="T23">uientes</text:span>: </text:p>
      <text:list xml:id="list3228700676" text:style-name="L1">
        <text:list-item>
          <text:p text:style-name="P2"><text:span text:style-name="T2">Usuario </text:span><text:span text:style-name="T5">anónimo </text:span><text:span text:style-name="T3">(UA)</text:span><text:span text:style-name="T2">.</text:span></text:p>
          <text:list>
            <text:list-item>
              <text:p text:style-name="P2"><text:span text:style-name="T3">P</text:span><text:span text:style-name="T2">or defecto, </text:span><text:span text:style-name="T3">al acceder al sitio web se hace como UA, sin </text:span><text:span text:style-name="T2">ninguna validación </text:span><text:span text:style-name="T3">ni</text:span><text:span text:style-name="T2"> credencial. Basta con acceder a la página (url) de inicio de la aplicación.</text:span></text:p>
            </text:list-item>
            <text:list-item>
              <text:p text:style-name="P10">Un UA debe poder realizar búsquedas de productos, es decir, debe tener pleno acceso a la exploración del catálogo.</text:p>
            </text:list-item>
            <text:list-item>
              <text:p text:style-name="P2"><text:span text:style-name="T1">La plena exploración del catálogo debe permitir realizar búsquedas filtradas según 0, 1 ó más criterios, tales como: </text:span><text:span text:style-name="T22">c</text:span><text:span text:style-name="T7">ategoría</text:span><text:span text:style-name="T2"> </text:span><text:span text:style-name="T3">del producto</text:span><text:span text:style-name="T2"> (</text:span><text:span text:style-name="T3">v</text:span><text:span text:style-name="T2">ideojuegos, </text:span><text:span text:style-name="T3">e</text:span><text:span text:style-name="T2">lectrodomésticos, </text:span><text:span text:style-name="T3">i</text:span><text:span text:style-name="T2">nformática, telefonía, </text:span><text:span text:style-name="T3">hogar, alimentación</text:span><text:span text:style-name="T2">), </text:span><text:span text:style-name="T16">m</text:span><text:span text:style-name="T1">arcas ó </text:span><text:span text:style-name="T22">p</text:span><text:span text:style-name="T1">untuación.</text:span></text:p>
            </text:list-item>
            <text:list-item>
              <text:p text:style-name="P2"><text:span text:style-name="T3">Un UA debe poder v</text:span><text:span text:style-name="T2">isualizar la ficha de un </text:span><text:span text:style-name="T3">producto</text:span><text:span text:style-name="T2"> </text:span><text:span text:style-name="T3">de </text:span><text:span text:style-name="T7">entre </text:span><text:span text:style-name="T3">lo</text:span><text:span text:style-name="T2">s obtenid</text:span><text:span text:style-name="T16">o</text:span><text:span text:style-name="T2">s en </text:span><text:span text:style-name="T3">una</text:span><text:span text:style-name="T2"> búsqueda.</text:span></text:p>
            </text:list-item>
            <text:list-item>
              <text:p text:style-name="P2"><text:span text:style-name="T4">Un UA debe poder c</text:span><text:span text:style-name="T2">onsultar las promociones disponibles.</text:span></text:p>
            </text:list-item>
            <text:list-item>
              <text:p text:style-name="P16"><text:span text:style-name="T9">Un UA debe poder r</text:span><text:span text:style-name="T8">egistrarse como </text:span><text:span text:style-name="T10">usuario </text:span><text:span text:style-name="T9">registrado completando</text:span><text:span text:style-name="T8"> un formulario (nombre, password, dirección de correo, localización, etc..).</text:span></text:p>
            </text:list-item>
            <text:list-item>
              <text:p text:style-name="P22"><text:span text:style-name="T8">finalizado el proceso de registro, el nuevo UR debe recibir confirmación por email</text:span></text:p>
            </text:list-item>
          </text:list>
        </text:list-item>
        <text:list-item>
          <text:p text:style-name="P17"><text:span text:style-name="T11">Usuario </text:span><text:span text:style-name="T12">registrado (UR)</text:span><text:span text:style-name="T8">. </text:span><text:span text:style-name="T19">Este perfil representa a un usuario que ha pasado de anónimo a registrado. </text:span><text:span text:style-name="T20">U</text:span><text:span text:style-name="T19">n UR posee todas las capacidades del </text:span><text:span text:style-name="T20">UA,</text:span><text:span text:style-name="T19"> más otras específicas suyas, </text:span><text:span text:style-name="T21">a saber:</text:span></text:p>
          <text:list>
            <text:list-item>
              <text:p text:style-name="P20"><text:span text:style-name="T21">u</text:span><text:span text:style-name="T19">n UR debe poder acceder con su username y password a su cuenta personal.</text:span></text:p>
            </text:list-item>
            <text:list-item>
              <text:p text:style-name="P5"><text:span text:style-name="T18">e</text:span><text:span text:style-name="T1">l UR debe poder recuperar su contraseña si la ha olvidado</text:span></text:p>
            </text:list-item>
            <text:list-item>
              <text:p text:style-name="P2"><text:span text:style-name="T22">Un UR debe poder e</text:span><text:span text:style-name="T1">ditar </text:span><text:span text:style-name="T18">su perfil (</text:span><text:span text:style-name="T1">datos personales, </text:span><text:span text:style-name="T18">preferencias, etc.</text:span><text:span text:style-name="T22">)</text:span></text:p>
            </text:list-item>
            <text:list-item>
              <text:p text:style-name="P11">Realizar pedidos y efectuar los correspondientes pagos a través de una pasarela segura.</text:p>
            </text:list-item>
            <text:list-item>
              <text:p text:style-name="P3"><text:span text:style-name="T6">Para la gestión de la c</text:span><text:span text:style-name="T2">ompra </text:span><text:span text:style-name="T6">el UR debe disponer </text:span><text:span text:style-name="T2">de un carrito virtual.</text:span></text:p>
            </text:list-item>
            <text:list-item>
              <text:p text:style-name="P12">(continuación del anterior) el carrito debe permitir introducir productos (desde la pantalla de visualización de un producto), modificar la cantidad de productos y eliminar productos del carrito, <text:span text:style-name="T24">de uno en uno o todos a la vez.</text:span></text:p>
            </text:list-item>
            <text:list-item>
              <text:p text:style-name="P15">en cualquier momento del proceso de realizar un pedido, el UR debe poder cancelar el mismo</text:p>
            </text:list-item>
            <text:list-item>
              <text:p text:style-name="P13">Tras una compra, el UR debe recibir una confirmación en su correo electrónico</text:p>
            </text:list-item>
            <text:list-item>
              <text:p text:style-name="P14">un UR debe poder consultar el estado de sus pedidos</text:p>
            </text:list-item>
            <text:list-item>
              <text:p text:style-name="P18"><text:span text:style-name="T8">Puntuar (</text:span><text:span text:style-name="T9">de alguna manera, p.e. </text:span><text:span text:style-name="T8">estrellas del 1 al 5) un determinado </text:span><text:span text:style-name="T11">producto </text:span><text:span text:style-name="T13">que haya a</text:span><text:span text:style-name="T9">dquirido. Debe poder hacerlo</text:span><text:span text:style-name="T13"> en cualquier momento tras la compra</text:span><text:span text:style-name="T8">.</text:span></text:p>
            </text:list-item>
            <text:list-item>
              <text:p text:style-name="P18"><text:span text:style-name="T8">Consultar un histórico de </text:span><text:span text:style-name="T9">sus</text:span><text:span text:style-name="T8"> </text:span><text:span text:style-name="T10">transacciones,</text:span><text:span text:style-name="T8"> detallando los productos comprados, la fecha de la compra y el precio de cada uno de los productos.</text:span></text:p>
            </text:list-item>
            <text:list-item>
              <text:p text:style-name="P3"><text:span text:style-name="T1">Darse de baja como </text:span><text:span text:style-name="T18">UR</text:span><text:span text:style-name="T1">.</text:span></text:p>
            </text:list-item>
            <text:list-item>
              <text:p text:style-name="P4"><text:span text:style-name="T1">Un UR debe poder ponerse en contacto con el admin a través de un formulario de contacto, recibiendo confirmación por email tras el envío del mismo.</text:span></text:p>
            </text:list-item>
          </text:list>
        </text:list-item>
        <text:list-item>
          <text:p text:style-name="P3"><text:span text:style-name="T5">A</text:span><text:span text:style-name="T6">dmin.</text:span></text:p>
          <text:list>
            <text:list-item>
              <text:p text:style-name="P6"><text:span text:style-name="T6">E</text:span><text:span text:style-name="T2">l admin debe poder configurar (añadir, modificar, eliminar) la jerarquía de categorías del catálogo</text:span></text:p>
            </text:list-item>
            <text:list-item>
              <text:p text:style-name="P3"><text:span text:style-name="T6">el administrador de</text:span><text:span text:style-name="T7">be</text:span><text:span text:style-name="T6"> poder a</text:span><text:span text:style-name="T2">ñadir/</text:span><text:span text:style-name="T16">editar</text:span><text:span text:style-name="T2"> </text:span><text:span text:style-name="T5">productos</text:span><text:span text:style-name="T2"> </text:span><text:span text:style-name="T16">en el</text:span><text:span text:style-name="T2"> catálogo (</text:span><text:span text:style-name="T17">características, </text:span><text:span text:style-name="T2">precio, disponibilidad, </text:span><text:span text:style-name="T17">modos de envío</text:span><text:span text:style-name="T2">, número de items, etc.).</text:span></text:p>
            </text:list-item>
            <text:list-item>
              <text:p text:style-name="P7"><text:soft-page-break/><text:span text:style-name="T2">el admin debe poder visualizar tanto la jerarquía del catálogo como los productos</text:span></text:p>
            </text:list-item>
            <text:list-item>
              <text:p text:style-name="P7"><text:span text:style-name="T2">el admin debe tener acceso a la información de los UR, salvo a sus contraseñas</text:span></text:p>
            </text:list-item>
            <text:list-item>
              <text:p text:style-name="P7"><text:span text:style-name="T2">el admin debe poder dar de baja a un UR</text:span></text:p>
            </text:list-item>
            <text:list-item>
              <text:p text:style-name="P8"><text:span text:style-name="T2">el admin debe poder visualizar la información de los pedidos, tanto los que estén en curso como los finalizados</text:span></text:p>
            </text:list-item>
            <text:list-item>
              <text:p text:style-name="P8"><text:span text:style-name="T2">el admin debe poder alterar el estado de un pedido</text:span></text:p>
            </text:list-item>
            <text:list-item>
              <text:p text:style-name="P18"><text:span text:style-name="T13">el admin debe poder e</text:span><text:span text:style-name="T8">stablecer/</text:span><text:span text:style-name="T14">modificar</text:span><text:span text:style-name="T8"> promociones </text:span><text:span text:style-name="T13">de</text:span><text:span text:style-name="T11"> productos</text:span><text:span text:style-name="T8">.</text:span></text:p>
            </text:list-item>
            <text:list-item>
              <text:p text:style-name="P3"><text:span text:style-name="T6">El admin debe poder g</text:span><text:span text:style-name="T2">enerar informes </text:span><text:span text:style-name="T16">con la información disponible</text:span><text:span text:style-name="T2"> </text:span><text:span text:style-name="T5">(p.e.</text:span><text:span text:style-name="T2"> </text:span><text:span text:style-name="T6">ventas de</text:span><text:span text:style-name="T2"> un determinado día </text:span><text:span text:style-name="T6">con </text:span><text:span text:style-name="T2">su importe y la facturación total</text:span><text:span text:style-name="T5">).</text:span></text:p>
            </text:list-item>
          </text:list>
        </text:list-item>
      </text:list>
      <text:p text:style-name="P9"><text:span text:style-name="T5">A</text:span><text:span text:style-name="T2">demás de lo anterior, la aplicación debe:</text:span></text:p>
      <text:list xml:id="list3950452156" text:style-name="L2">
        <text:list-item>
          <text:p text:style-name="P19"><text:span text:style-name="T15">garantizar la persistencia de los datos referentes a UR, pedidos, pagos, productos y sus categorías</text:span></text:p>
        </text:list-item>
        <text:list-item>
          <text:p text:style-name="P21"><text:span text:style-name="T8">mostrar un mensaje de error cuando tanto un UR como el admin introducen incorrectamente sus credenciales de autenticació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6T11:24:13.613756000</meta:creation-date>
    <dc:date>2019-09-27T10:06:09.459332000</dc:date>
    <meta:editing-duration>PT34M31S</meta:editing-duration>
    <meta:editing-cycles>8</meta:editing-cycles>
    <meta:generator>LibreOffice/6.3.1.2$MacOSX_X86_64 LibreOffice_project/b79626edf0065ac373bd1df5c28bd630b4424273</meta:generator>
    <meta:document-statistic meta:table-count="0" meta:image-count="0" meta:object-count="0" meta:page-count="2" meta:paragraph-count="36" meta:word-count="599" meta:character-count="3590" meta:non-whitespace-character-count="3060"/>
  </office:meta>
</office:document-meta>
</file>